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officeooo:paragraph-rsid="000f94ff"/>
    </style:style>
    <style:style style:name="P2" style:family="paragraph" style:parent-style-name="Preformatted_20_Text">
      <style:text-properties fo:font-variant="normal" fo:text-transform="none" fo:color="#313131" style:font-name="Menlo" fo:font-size="12pt" fo:letter-spacing="normal" fo:font-style="normal" fo:font-weight="normal" officeooo:paragraph-rsid="000f94ff" style:font-size-asian="12pt" style:font-size-complex="12pt"/>
    </style:style>
    <style:style style:name="P3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 officeooo:rsid="00166952" officeooo:paragraph-rsid="00166952"/>
    </style:style>
    <style:style style:name="P5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/>
    </style:style>
    <style:style style:name="P6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6952"/>
    </style:style>
    <style:style style:name="P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fo:letter-spacing="normal" officeooo:paragraph-rsid="0016e084"/>
    </style:style>
    <style:style style:name="P8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9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000088" style:font-name="Menlo" fo:font-size="9.75pt" fo:letter-spacing="normal" fo:font-style="normal" fo:font-weight="normal"/>
    </style:style>
    <style:style style:name="P10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58de3" officeooo:paragraph-rsid="00158de3" fo:background-color="#ff6600"/>
    </style:style>
    <style:style style:name="P11" style:family="paragraph" style:parent-style-name="Standard">
      <style:text-properties officeooo:rsid="000dd867" officeooo:paragraph-rsid="000dd867"/>
    </style:style>
    <style:style style:name="P12" style:family="paragraph" style:parent-style-name="Standard">
      <style:text-properties officeooo:rsid="000f94ff" officeooo:paragraph-rsid="000f94ff"/>
    </style:style>
    <style:style style:name="P13" style:family="paragraph" style:parent-style-name="Standard">
      <style:text-properties officeooo:paragraph-rsid="000f94ff"/>
    </style:style>
    <style:style style:name="P14" style:family="paragraph" style:parent-style-name="Standard">
      <style:text-properties officeooo:paragraph-rsid="001169cc"/>
    </style:style>
    <style:style style:name="P15" style:family="paragraph" style:parent-style-name="Standard">
      <style:text-properties officeooo:rsid="0012fafa" officeooo:paragraph-rsid="0012fafa"/>
    </style:style>
    <style:style style:name="P16" style:family="paragraph" style:parent-style-name="Standard">
      <style:text-properties officeooo:rsid="0012fafa" officeooo:paragraph-rsid="0012fafa" fo:background-color="#ffff00"/>
    </style:style>
    <style:style style:name="P17" style:family="paragraph" style:parent-style-name="Standard">
      <style:text-properties officeooo:rsid="0014994b" officeooo:paragraph-rsid="0014994b"/>
    </style:style>
    <style:style style:name="P18" style:family="paragraph" style:parent-style-name="Standard">
      <style:text-properties officeooo:rsid="0014994b" officeooo:paragraph-rsid="00158de3"/>
    </style:style>
    <style:style style:name="P19" style:family="paragraph" style:parent-style-name="Standard">
      <style:text-properties officeooo:rsid="00158de3" officeooo:paragraph-rsid="00158de3"/>
    </style:style>
    <style:style style:name="P20" style:family="paragraph" style:parent-style-name="Standard">
      <style:text-properties officeooo:paragraph-rsid="00158de3"/>
    </style:style>
    <style:style style:name="P21" style:family="paragraph" style:parent-style-name="Standard">
      <style:text-properties officeooo:rsid="00166952" officeooo:paragraph-rsid="00166952"/>
    </style:style>
    <style:style style:name="P22" style:family="paragraph" style:parent-style-name="Standard">
      <style:text-properties officeooo:rsid="0016e084" officeooo:paragraph-rsid="0016e084"/>
    </style:style>
    <style:style style:name="P23" style:family="paragraph" style:parent-style-name="Standard">
      <style:paragraph-properties fo:text-align="center" style:justify-single-word="false"/>
      <style:text-properties officeooo:rsid="000c99d0"/>
    </style:style>
    <style:style style:name="P24" style:family="paragraph" style:parent-style-name="Standard">
      <style:text-properties officeooo:rsid="000f94ff" officeooo:paragraph-rsid="000f94ff"/>
    </style:style>
    <style:style style:name="P25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0f94ff" officeooo:paragraph-rsid="000f94ff"/>
    </style:style>
    <style:style style:name="P26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169cc" officeooo:paragraph-rsid="001169cc"/>
    </style:style>
    <style:style style:name="P27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2fafa" officeooo:paragraph-rsid="0012fafa"/>
    </style:style>
    <style:style style:name="P28" style:family="paragraph" style:parent-style-name="Standard">
      <style:text-properties fo:font-variant="normal" fo:text-transform="none" fo:color="#313131" style:font-name="Menlo" fo:font-size="9.75pt" fo:letter-spacing="normal" fo:font-style="normal" fo:font-weight="normal" officeooo:rsid="0014994b" officeooo:paragraph-rsid="0014994b" fo:background-color="transparent"/>
    </style:style>
    <style:style style:name="P29" style:family="paragraph" style:parent-style-name="Standard">
      <style:text-properties officeooo:rsid="00166952" officeooo:paragraph-rsid="00166952"/>
    </style:style>
    <style:style style:name="P30" style:family="paragraph" style:parent-style-name="Standard">
      <style:text-properties officeooo:rsid="0016e084" officeooo:paragraph-rsid="0016e084"/>
    </style:style>
    <style:style style:name="P31" style:family="paragraph" style:parent-style-name="Standard">
      <style:text-properties officeooo:rsid="00196fb1" officeooo:paragraph-rsid="00196fb1"/>
    </style:style>
    <style:style style:name="P32" style:family="paragraph" style:parent-style-name="Standard">
      <style:text-properties officeooo:rsid="001b0944" officeooo:paragraph-rsid="001b0944"/>
    </style:style>
    <style:style style:name="P33" style:family="paragraph" style:parent-style-name="Standard">
      <style:text-properties officeooo:rsid="001b3439" officeooo:paragraph-rsid="001b3439"/>
    </style:style>
    <style:style style:name="P34" style:family="paragraph" style:parent-style-name="Standard">
      <style:text-properties officeooo:rsid="001b6bcc" officeooo:paragraph-rsid="001b6bcc"/>
    </style:style>
    <style:style style:name="P35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36" style:family="paragraph" style:parent-style-name="Preformatted_20_Text">
      <style:text-properties fo:font-variant="normal" fo:text-transform="none" fo:color="#313131" style:font-name="Menlo" fo:font-size="12pt" fo:letter-spacing="normal" fo:font-style="normal" fo:font-weight="normal" officeooo:paragraph-rsid="000f94ff" style:font-size-asian="12pt" style:font-size-complex="12pt"/>
    </style:style>
    <style:style style:name="P37" style:family="paragraph" style:parent-style-name="Preformatted_20_Text">
      <style:text-properties fo:font-variant="normal" fo:text-transform="none" fo:color="#313131" style:font-name="Menlo" fo:font-size="9pt" fo:letter-spacing="normal" fo:font-style="normal" fo:font-weight="normal" officeooo:rsid="0014994b" officeooo:paragraph-rsid="0014994b"/>
    </style:style>
    <style:style style:name="P38" style:family="paragraph" style:parent-style-name="Preformatted_20_Text">
      <style:text-properties fo:font-variant="normal" fo:text-transform="none" fo:color="#313131" style:font-name="Menlo" fo:font-size="9.75pt" fo:letter-spacing="normal" fo:font-style="normal" fo:font-weight="normal" officeooo:rsid="001b6bcc" officeooo:paragraph-rsid="001b6bcc"/>
    </style:style>
    <style:style style:name="P39" style:family="paragraph" style:parent-style-name="Preformatted_20_Text">
      <style:text-properties fo:font-variant="normal" fo:text-transform="none" fo:color="#7f0055" style:font-name="Menlo" fo:font-size="9.75pt" fo:letter-spacing="normal" fo:font-style="normal" fo:font-weight="normal" officeooo:rsid="00158de3" officeooo:paragraph-rsid="00158de3"/>
    </style:style>
    <style:style style:name="P40" style:family="paragraph" style:parent-style-name="Preformatted_20_Text">
      <style:text-properties fo:font-variant="normal" fo:text-transform="none" fo:color="#880000" style:font-name="Menlo" fo:font-size="9.75pt" fo:letter-spacing="normal" fo:font-style="normal" fo:font-weight="normal" officeooo:rsid="00196fb1" officeooo:paragraph-rsid="00196fb1"/>
    </style:style>
    <style:style style:name="P41" style:family="paragraph" style:parent-style-name="Preformatted_20_Text">
      <style:text-properties fo:font-variant="normal" fo:text-transform="none" fo:color="#880000" style:font-name="Menlo" fo:font-size="9.75pt" fo:letter-spacing="normal" fo:font-style="normal" fo:font-weight="normal" officeooo:rsid="001b0944" officeooo:paragraph-rsid="001b0944"/>
    </style:style>
    <style:style style:name="P42" style:family="paragraph" style:parent-style-name="Preformatted_20_Text">
      <style:text-properties officeooo:rsid="001b0944" officeooo:paragraph-rsid="001b0944"/>
    </style:style>
    <style:style style:name="P43" style:family="paragraph" style:parent-style-name="Preformatted_20_Text">
      <style:text-properties officeooo:rsid="001b3439" officeooo:paragraph-rsid="001b3439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5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</style:style>
    <style:style style:name="P46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/>
    </style:style>
    <style:style style:name="P47" style:family="paragraph" style:parent-style-name="Preformatted_20_Text">
      <style:paragraph-properties fo:margin-top="0.1563in" fo:margin-bottom="0.1043in" loext:contextual-spacing="false" style:line-height-at-least="0.1665in" fo:orphans="2" fo:widows="2" fo:padding="0.052in" fo:border="0.06pt solid #d6d6d6"/>
      <style:text-properties fo:font-variant="normal" fo:text-transform="none" fo:color="#313131" style:font-name="Menlo" fo:font-size="9.75pt" fo:letter-spacing="normal" fo:font-style="normal" fo:font-weight="normal" officeooo:rsid="001b6bcc" officeooo:paragraph-rsid="001b6bcc"/>
    </style:style>
    <style:style style:name="P48" style:family="paragraph" style:parent-style-name="Preformatted_20_Text">
      <style:paragraph-properties fo:margin-top="0in" fo:margin-bottom="0in" loext:contextual-spacing="false" fo:orphans="2" fo:widows="2" fo:padding="0.052in" fo:border="0.06pt solid #d6d6d6"/>
      <style:text-properties fo:font-variant="normal" fo:text-transform="none" fo:color="#313131" style:font-name="Menlo" fo:font-size="9pt" fo:letter-spacing="normal" fo:font-style="normal" fo:font-weight="normal"/>
    </style:style>
    <style:style style:name="P49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6e084" officeooo:paragraph-rsid="0016e084" fo:background-color="#ffff00"/>
    </style:style>
    <style:style style:name="P50" style:family="paragraph" style:parent-style-name="Heading_20_2">
      <style:text-properties fo:font-variant="normal" fo:text-transform="none" fo:color="#121214" style:font-name="Verdana" fo:letter-spacing="-0.0102in" fo:font-style="normal" fo:font-weight="normal" officeooo:rsid="00196fb1" officeooo:paragraph-rsid="00196fb1" fo:background-color="#ffff00"/>
    </style:style>
    <style:style style:name="T1" style:family="text">
      <style:text-properties officeooo:rsid="000f94ff"/>
    </style:style>
    <style:style style:name="T2" style:family="text">
      <style:text-properties fo:font-variant="normal" fo:text-transform="none" fo:color="#313131" style:font-name="Menlo" fo:font-size="9.75pt" fo:letter-spacing="normal" fo:font-style="normal" fo:font-weight="normal"/>
    </style:style>
    <style:style style:name="T3" style:family="text">
      <style:text-properties fo:font-variant="normal" fo:text-transform="none" fo:color="#313131" style:font-name="Menlo" fo:font-size="9.75pt" fo:letter-spacing="normal" fo:font-style="normal" fo:font-weight="normal" officeooo:rsid="000f94ff"/>
    </style:style>
    <style:style style:name="T4" style:family="text">
      <style:text-properties fo:font-variant="normal" fo:text-transform="none" fo:color="#313131" style:font-name="Menlo" fo:font-size="9.75pt" fo:letter-spacing="normal" fo:font-style="normal" fo:font-weight="normal" officeooo:rsid="001169cc"/>
    </style:style>
    <style:style style:name="T5" style:family="text">
      <style:text-properties fo:font-variant="normal" fo:text-transform="none" fo:color="#313131" style:font-name="Menlo" fo:font-size="9.75pt" fo:letter-spacing="normal" fo:font-style="normal" fo:font-weight="normal" officeooo:rsid="0012fafa"/>
    </style:style>
    <style:style style:name="T6" style:family="text">
      <style:text-properties fo:font-variant="normal" fo:text-transform="none" fo:color="#313131" style:font-name="Menlo" fo:font-size="9.75pt" fo:letter-spacing="normal" fo:font-style="normal" fo:font-weight="normal" fo:background-color="#ff6600" loext:char-shading-value="0"/>
    </style:style>
    <style:style style:name="T7" style:family="text">
      <style:text-properties fo:font-variant="normal" fo:text-transform="none" fo:color="#313131" style:font-name="Menlo" fo:font-size="9.75pt" fo:letter-spacing="normal" fo:font-style="normal" fo:font-weight="normal" officeooo:rsid="0013979b" fo:background-color="#ff6600" loext:char-shading-value="0"/>
    </style:style>
    <style:style style:name="T8" style:family="text">
      <style:text-properties fo:font-variant="normal" fo:text-transform="none" fo:color="#313131" style:font-name="Menlo" fo:font-size="9.75pt" fo:letter-spacing="normal" fo:font-style="normal" fo:font-weight="normal" officeooo:rsid="0014994b" fo:background-color="#ff6600" loext:char-shading-value="0"/>
    </style:style>
    <style:style style:name="T9" style:family="text">
      <style:text-properties fo:font-variant="normal" fo:text-transform="none" fo:color="#000088" style:font-name="Menlo" fo:font-size="9.75pt" fo:letter-spacing="normal" fo:font-style="normal" fo:font-weight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88"/>
    </style:style>
    <style:style style:name="T12" style:family="text">
      <style:text-properties fo:color="#000088" style:font-name="Menlo" fo:font-size="9.75pt" fo:font-style="normal" fo:font-weight="normal"/>
    </style:style>
    <style:style style:name="T13" style:family="text">
      <style:text-properties fo:color="#000088" style:font-name="Menlo" fo:font-size="9.75pt" fo:font-style="normal" fo:font-weight="normal" officeooo:rsid="00158de3"/>
    </style:style>
    <style:style style:name="T14" style:family="text">
      <style:text-properties fo:color="#008800"/>
    </style:style>
    <style:style style:name="T15" style:family="text">
      <style:text-properties fo:color="#008800" style:font-name="Menlo" fo:font-size="9.75pt" fo:font-style="normal" fo:font-weight="normal"/>
    </style:style>
    <style:style style:name="T16" style:family="text">
      <style:text-properties style:font-name="Menlo" fo:font-size="9.75pt" fo:font-style="normal" fo:font-weight="normal"/>
    </style:style>
    <style:style style:name="T17" style:family="text">
      <style:text-properties style:font-name="Menlo" fo:font-size="9.75pt" fo:font-style="normal" fo:font-weight="normal" officeooo:rsid="00158de3"/>
    </style:style>
    <style:style style:name="T18" style:family="text">
      <style:text-properties style:font-name="Menlo" fo:font-size="9.75pt" fo:font-style="normal" fo:font-weight="normal" officeooo:rsid="0016e084"/>
    </style:style>
    <style:style style:name="T19" style:family="text">
      <style:text-properties officeooo:rsid="00158de3"/>
    </style:style>
    <style:style style:name="T20" style:family="text">
      <style:text-properties fo:color="#666600"/>
    </style:style>
    <style:style style:name="T21" style:family="text">
      <style:text-properties fo:color="#666600" style:font-name="Menlo" fo:font-size="9.75pt" fo:font-style="normal" fo:font-weight="normal"/>
    </style:style>
    <style:style style:name="T22" style:family="text">
      <style:text-properties fo:color="#006666"/>
    </style:style>
    <style:style style:name="T23" style:family="text">
      <style:text-properties fo:color="#006666" style:font-name="Menlo" fo:font-size="9.75pt" fo:font-style="normal" fo:font-weight="normal"/>
    </style:style>
    <style:style style:name="T24" style:family="text">
      <style:text-properties fo:background-color="#ffff99" loext:char-shading-value="0"/>
    </style:style>
    <style:style style:name="T25" style:family="text">
      <style:text-properties officeooo:rsid="00166952" fo:background-color="#ffff99" loext:char-shading-value="0"/>
    </style:style>
    <style:style style:name="T26" style:family="text">
      <style:text-properties officeooo:rsid="0016e084" fo:background-color="#ffff99" loext:char-shading-value="0"/>
    </style:style>
    <style:style style:name="T27" style:family="text">
      <style:text-properties fo:color="#7f0055"/>
    </style:style>
    <style:style style:name="T28" style:family="text">
      <style:text-properties fo:color="#7f0055" style:font-name="Menlo" fo:font-size="9.75pt" fo:font-style="normal" fo:font-weight="normal"/>
    </style:style>
    <style:style style:name="T29" style:family="text">
      <style:text-properties fo:color="#7f0055" style:font-name="Menlo" fo:font-size="9.75pt" fo:font-style="normal" fo:font-weight="normal" officeooo:rsid="00158de3"/>
    </style:style>
    <style:style style:name="T30" style:family="text">
      <style:text-properties fo:color="#88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im hiểu cơ bản Ruby</text:p>
      <text:p text:style-name="P11">1 – Syntax</text:p>
      <text:p text:style-name="P11">- EOF: <text:s/>in <text:span text:style-name="T1">ra chuỗi giữ nguyên cấu trúc</text:span>.</text:p>
      <text:p text:style-name="P11">- BEGIN: vùng được chạy trước.</text:p>
      <text:p text:style-name="P11">- END: vùng chạy cuối.</text:p>
      <text:p text:style-name="P12">2- Class</text:p>
      <text:p text:style-name="P12">Cấu trúc:</text:p>
      <text:p text:style-name="P12"/>
      <text:p text:style-name="P1"><text:tab/><text:span text:style-name="T10">class Customer</text:span></text:p>
      <text:p text:style-name="P2"><text:tab/><text:tab/><text:tab/>/////</text:p>
      <text:p text:style-name="P2"/>
      <text:p text:style-name="P2"><text:tab/>end</text:p>
      <text:p text:style-name="P12">Hàm khởi tạo</text:p>
      <text:p text:style-name="P13"><text:span text:style-name="T1"><text:tab/>def </text:span><text:span text:style-name="T2">initialize</text:span><text:span text:style-name="T3">(tham so)</text:span></text:p>
      <text:p text:style-name="P25"><text:tab/>////</text:p>
      <text:p text:style-name="P25"><text:tab/>end</text:p>
      <text:p text:style-name="P25"/>
      <text:p text:style-name="P25">Khởi tạo đối tượng</text:p>
      <text:p text:style-name="P25"><text:tab/></text:p>
      <text:p text:style-name="P25"><text:tab/>tên=&lt;tên class&gt;.new(tham số)</text:p>
      <text:p text:style-name="P25">3 – Biến</text:p>
      <text:p text:style-name="P25"><text:tab/>Biến toàn cục: ký hiệu $</text:p>
      <text:p text:style-name="P25"><text:tab/>Biến cục bộ: ký hiệu @</text:p>
      <text:p text:style-name="P25"><text:tab/>Biến static; ký hiệu @@</text:p>
      <text:p text:style-name="P12"><text:span text:style-name="T2"><text:tab/></text:span><text:span text:style-name="T4">Hằng số: ký hiệu viết bằng chữ in vd: ASD</text:span></text:p>
      <text:p text:style-name="P26">4 - Toán tử</text:p>
      <text:p text:style-name="P26">- **=: ví dụ a**=5 =&gt; a=a^5</text:p>
      <text:p text:style-name="P26">- a,b=5,6 =&gt; a=5,b=6</text:p>
      <text:p text:style-name="P26">- ..: ví dụ 0..5 chạy từ 0 tới 5</text:p>
      <text:p text:style-name="P26">- …: ví dụ 0...5 chạy từ 0 tới nhỏ hơn 5</text:p>
      <text:p text:style-name="P14"><text:span text:style-name="T4">- </text:span><text:span text:style-name="T2">initialize</text:span></text:p>
      <text:p text:style-name="P14"><text:span text:style-name="T4">- </text:span><text:span text:style-name="T2">defined</text:span><text:span text:style-name="T4">? &lt;giá trị&gt;: trả về tính chất của giá trị( hàm, biến cục bộ, toàn cục, undefined,..)</text:span></text:p>
      <text:p text:style-name="P14"><text:span text:style-name="T4"><text:s/>- :: :</text:span><text:span text:style-name="T5">?</text:span></text:p>
      <text:p text:style-name="P27">5 – IF- Else</text:p>
      <text:p text:style-name="P27">-&lt;thực thi khi điều kiện đúng&gt; if &lt;điều kiện&gt;</text:p>
      <text:p text:style-name="P27">-&lt;thực thi khi điều kiện s&gt; unless &lt;điều kiện&gt;</text:p>
      <text:p text:style-name="P27"/>
      <text:p text:style-name="P27">-Case(giống switch case)</text:p>
      <text:p text:style-name="P27"><text:tab/></text:p>
      <text:p text:style-name="P27"><text:tab/>Case &lt;điều kiện&gt;</text:p>
      <text:p text:style-name="P27"><text:tab/>when &lt;giá trị điều kiện 1&gt;</text:p>
      <text:p text:style-name="P27"><text:tab/><text:tab/>xử lý</text:p>
      <text:p text:style-name="P27"><text:tab/>when &lt;giá trị điều kiện 2&gt;</text:p>
      <text:p text:style-name="P27"><text:tab/><text:tab/>xử lý</text:p>
      <text:p text:style-name="P27"><text:tab/>else</text:p>
      <text:p text:style-name="P27"><text:tab/><text:tab/>xử lý ngoại lệ</text:p>
      <text:p text:style-name="P27"><text:tab/>end</text:p>
      <text:p text:style-name="P27">6 - Vòng lặp</text:p>
      <text:p text:style-name="P27">- While</text:p>
      <text:p text:style-name="P27"><text:tab/>while &lt;điều kiện lặp&gt; do</text:p>
      <text:p text:style-name="P27"><text:tab/><text:tab/>xử lý</text:p>
      <text:p text:style-name="P27"><text:tab/>end</text:p>
      <text:p text:style-name="P27">- Do While</text:p>
      <text:p text:style-name="P27"><text:tab/>begin</text:p>
      <text:p text:style-name="P27"><text:tab/><text:tab/>xử lý</text:p>
      <text:p text:style-name="P27"><text:tab/>end <text:s/>while &lt;điều kiện lặp&gt;</text:p>
      <text:p text:style-name="P27">- until: thực thi khi điều kiện sai (có 2 loại giống while và do while)</text:p>
      <text:p text:style-name="P27"/>
      <text:p text:style-name="P27"/>
      <text:p text:style-name="P27"/>
      <text:p text:style-name="P27"/>
      <text:p text:style-name="P27"><text:soft-page-break/>- For</text:p>
      <text:p text:style-name="P27"><text:tab/>for i in &lt;khoảng chạy&gt;(ví dụ 0..5) chạy từ 0 đến 5</text:p>
      <text:p text:style-name="P27"><text:tab/><text:tab/>xử lý</text:p>
      <text:p text:style-name="P27"><text:tab/>end</text:p>
      <text:p text:style-name="P27">- Each</text:p>
      <text:p text:style-name="P27"><text:tab/>&lt;khoảng chạy&gt; each do |i|</text:p>
      <text:p text:style-name="P27"><text:tab/><text:tab/>xử lý</text:p>
      <text:p text:style-name="P27"><text:tab/>end</text:p>
      <text:p text:style-name="P16"><text:span text:style-name="T2">- </text:span><text:span text:style-name="T6">For và Each khác nhau ????</text:span></text:p>
      <text:p text:style-name="P27"/>
      <text:p text:style-name="P27">- Break: đừng</text:p>
      <text:p text:style-name="P27">- Next: bỏ qua</text:p>
      <text:p text:style-name="P27">- Redo: quay lại</text:p>
      <text:p text:style-name="P15"><text:span text:style-name="T2">-</text:span><text:span text:style-name="T6"> </text:span><text:span text:style-name="T7">Retry: làm lại</text:span><text:span text:style-name="T8">(chạy chưa được)</text:span></text:p>
      <text:p text:style-name="P28">7 – Hàm</text:p>
      <text:p text:style-name="P28">- Gọi hàm không thêm giá trị</text:p>
      <text:p text:style-name="P28"/>
      <text:p text:style-name="P37"><text:tab/>def method_name (var1 = value1, var2 = value2)</text:p>
      <text:p text:style-name="P37"><text:tab/><text:tab/>xử lý</text:p>
      <text:p text:style-name="P37"><text:tab/>end</text:p>
      <text:p text:style-name="P17"><text:s text:c="2"/>Sẽ dùng giá trị gán mặc định(thuộc tính= giá trị 1, thuộc tính = giá trị 2,…)</text:p>
      <text:p text:style-name="P17">- <text:span text:style-name="T19">Gọi hàm không trả về, hàm sẽ trả về câu lệnh cuối cùng.</text:span></text:p>
      <text:p text:style-name="P17"/>
      <text:p text:style-name="P17"><text:s text:c="2"/><text:span text:style-name="T19">Ví dụ</text:span></text:p>
      <text:p text:style-name="P18"><text:tab/><text:span text:style-name="T19">def test(a,b,c)</text:span></text:p>
      <text:p text:style-name="P19"><text:tab/> <text:s text:c="2"/>i = a</text:p>
      <text:p text:style-name="P19"><text:tab/> <text:s text:c="2"/>j = b</text:p>
      <text:p text:style-name="P19"><text:tab/> <text:s text:c="2"/>k = c</text:p>
      <text:p text:style-name="P19"><text:tab/> <text:s text:c="2"/>puts("eeeeeeeee");</text:p>
      <text:p text:style-name="P19"><text:tab/>end</text:p>
      <text:p text:style-name="P19"><text:tab/>test(1,2,3)</text:p>
      <text:p text:style-name="P19">Kết quả: eeeeeeee</text:p>
      <text:p text:style-name="P19">- Return nhiều giá trị: hàm trả về 1 mảng</text:p>
      <text:p text:style-name="P19">Ví dụ</text:p>
      <text:p text:style-name="P20"><text:span text:style-name="T19"><text:tab/></text:span><text:span text:style-name="T9">def</text:span><text:span text:style-name="T2"> test</text:span></text:p>
      <text:p text:style-name="P5"><text:s text:c="3"/><text:span text:style-name="T16">i </text:span><text:span text:style-name="T21">=</text:span><text:span text:style-name="T16"> </text:span><text:span text:style-name="T23">100</text:span></text:p>
      <text:p text:style-name="P5"><text:s text:c="3"/><text:span text:style-name="T16">j </text:span><text:span text:style-name="T21">=</text:span><text:span text:style-name="T16"> </text:span><text:span text:style-name="T23">200</text:span></text:p>
      <text:p text:style-name="P5"><text:s text:c="3"/><text:span text:style-name="T16">k </text:span><text:span text:style-name="T21">=</text:span><text:span text:style-name="T16"> </text:span><text:span text:style-name="T23">300</text:span></text:p>
      <text:p text:style-name="P8"><text:span text:style-name="T11">return</text:span> i<text:span text:style-name="T20">,</text:span> j<text:span text:style-name="T20">,</text:span> k</text:p>
      <text:p text:style-name="P9">end</text:p>
      <text:p text:style-name="P19">kết quả: [100,200,300]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<text:span text:style-name="T24"> </text:span><text:span text:style-name="T25">Khai báo hàm động</text:span></text:p>
      <text:p text:style-name="P21">Ví dụ</text:p>
      <text:p text:style-name="P21"><text:soft-page-break/><text:tab/></text:p>
      <text:p text:style-name="P6"><text:span text:style-name="T12">def</text:span><text:span text:style-name="T16"> sample </text:span><text:span text:style-name="T21">(*</text:span><text:span text:style-name="T16">test</text:span><text:span text:style-name="T21">)</text:span></text:p>
      <text:p text:style-name="P6"><text:span text:style-name="T16"><text:s text:c="5"/>puts </text:span><text:span text:style-name="T15">"The number of parameters is #{test.length}"</text:span></text:p>
      <text:p text:style-name="P5"><text:s text:c="3"/><text:span text:style-name="T12">for</text:span><text:span text:style-name="T16"> i </text:span><text:span text:style-name="T12">in</text:span><text:span text:style-name="T16"> </text:span><text:span text:style-name="T23">0.</text:span><text:span text:style-name="T21">..</text:span><text:span text:style-name="T16">test</text:span><text:span text:style-name="T21">.</text:span><text:span text:style-name="T16">length</text:span></text:p>
      <text:p text:style-name="P5"><text:s text:c="6"/><text:span text:style-name="T16">puts </text:span><text:span text:style-name="T15">"The parameters are #{test[i]}"</text:span></text:p>
      <text:p text:style-name="P5"><text:s text:c="3"/><text:span text:style-name="T12">end</text:span></text:p>
      <text:p text:style-name="P9">end</text:p>
      <text:p text:style-name="P8">sample <text:span text:style-name="T14">"Zara"</text:span><text:span text:style-name="T20">,</text:span> <text:span text:style-name="T14">"6"</text:span><text:span text:style-name="T20">,</text:span> <text:span text:style-name="T14">"F"</text:span></text:p>
      <text:p text:style-name="P8">sample <text:span text:style-name="T14">"Mac"</text:span><text:span text:style-name="T20">,</text:span> <text:span text:style-name="T14">"36"</text:span><text:span text:style-name="T20">,</text:span> <text:span text:style-name="T14">"M"</text:span><text:span text:style-name="T20">,</text:span> <text:span text:style-name="T14">"MCA"</text:span></text:p>
      <text:p text:style-name="P21">Kết quả</text:p>
      <text:p text:style-name="P4">The number of parameters is 3</text:p>
      <text:p text:style-name="P3">The parameters are Zara</text:p>
      <text:p text:style-name="P3">The parameters are 6</text:p>
      <text:p text:style-name="P3">The parameters are F</text:p>
      <text:p text:style-name="P3">The number of parameters is 4</text:p>
      <text:p text:style-name="P3">The parameters are Mac</text:p>
      <text:p text:style-name="P3">The parameters are 36</text:p>
      <text:p text:style-name="P3">The parameters are M</text:p>
      <text:p text:style-name="P3">The parameters are MCA</text:p>
      <text:p text:style-name="P21"/>
      <text:p text:style-name="P19"><text:tab/></text:p>
      <text:p text:style-name="P19">- <text:span text:style-name="T26">Gọi hàm từ class trực tiếp qua tên class</text:span></text:p>
      <text:p text:style-name="P39"/>
      <text:p text:style-name="P7"><text:span text:style-name="T13">class</text:span><text:span text:style-name="T17"> </text:span><text:span text:style-name="T29">Accounts</text:span></text:p>
      <text:p text:style-name="P7"><text:span text:style-name="T12"><text:s text:c="6"/>def</text:span><text:span text:style-name="T16"> reading_charge</text:span><text:span text:style-name="T18"> (gọi thông qua đối tượng khởi tạo)</text:span></text:p>
      <text:p text:style-name="P5"><text:s text:c="3"/><text:span text:style-name="T12">end</text:span></text:p>
      <text:p text:style-name="P5"><text:s text:c="3"/><text:span text:style-name="T12">def</text:span><text:span text:style-name="T16"> </text:span><text:span text:style-name="T28">Accounts</text:span><text:span text:style-name="T21">.</text:span><text:span text:style-name="T16">return_date </text:span><text:span text:style-name="T18">(gọi trực tiếp qua tên class)</text:span></text:p>
      <text:p text:style-name="P5"><text:span text:style-name="T16"><text:tab/></text:span><text:span text:style-name="T18">Xử lý</text:span></text:p>
      <text:p text:style-name="P5"><text:s text:c="3"/><text:span text:style-name="T12">end</text:span></text:p>
      <text:p text:style-name="P9">end</text:p>
      <text:p text:style-name="P19"/>
      <text:p text:style-name="P19"/>
      <text:p text:style-name="P19"/>
      <text:h text:style-name="P10" text:outline-level="2">Ruby alias Statement</text:h>
      <text:p text:style-name="P22">8 – String</text:p>
      <text:h text:style-name="P49" text:outline-level="2">String unpack Directives</text:h>
      <text:p text:style-name="P22"/>
      <text:p text:style-name="P22"/>
      <text:p text:style-name="P31"><text:soft-page-break/>9 – Array</text:p>
      <text:p text:style-name="P40">Tạo mảng có giá trị giống nhau</text:p>
      <text:p text:style-name="P45"/>
      <text:p text:style-name="P8">names <text:span text:style-name="T20">=</text:span> <text:span text:style-name="T27">Array</text:span><text:span text:style-name="T20">.</text:span><text:span text:style-name="T11">new</text:span><text:span text:style-name="T20">(</text:span><text:span text:style-name="T22">4</text:span><text:span text:style-name="T20">,</text:span> <text:span text:style-name="T14">"mac"</text:span><text:span text:style-name="T20">)</text:span></text:p>
      <text:p text:style-name="P8">puts <text:span text:style-name="T14">"#{names}"</text:span></text:p>
      <text:p text:style-name="P35">This will produce the following result −</text:p>
      <text:p text:style-name="P44">["mac", "mac", "mac", "mac"]</text:p>
      <text:p text:style-name="P31"/>
      <text:p text:style-name="P31">Tạo mảng có giá trị tăng</text:p>
      <text:p text:style-name="P45"/>
      <text:p text:style-name="P8">nums <text:span text:style-name="T20">=</text:span> <text:span text:style-name="T27">Array</text:span><text:span text:style-name="T20">.</text:span><text:span text:style-name="T11">new</text:span><text:span text:style-name="T20">(</text:span><text:span text:style-name="T22">10</text:span><text:span text:style-name="T20">)</text:span> <text:span text:style-name="T20">{</text:span> <text:span text:style-name="T20">|</text:span>e<text:span text:style-name="T20">|</text:span> e <text:span text:style-name="T20">=</text:span> e <text:span text:style-name="T20">*</text:span> <text:span text:style-name="T22">2</text:span> <text:span text:style-name="T20">}</text:span></text:p>
      <text:p text:style-name="P8">puts <text:span text:style-name="T14">"#{nums}"</text:span></text:p>
      <text:p text:style-name="P35">This will produce the following result −</text:p>
      <text:p text:style-name="P44">[0, 2, 4, 6, 8, 10, 12, 14, 16, 18]</text:p>
      <text:p text:style-name="P31"/>
      <text:p text:style-name="P41">Tạo mảng theo khoảng</text:p>
      <text:p text:style-name="P45"/>
      <text:p text:style-name="P8">digits <text:span text:style-name="T20">=</text:span> <text:span text:style-name="T27">Array</text:span><text:span text:style-name="T20">(</text:span><text:span text:style-name="T22">0.</text:span><text:span text:style-name="T20">.</text:span><text:span text:style-name="T22">9</text:span><text:span text:style-name="T20">)</text:span></text:p>
      <text:p text:style-name="P8">puts <text:span text:style-name="T14">"#{digits}"</text:span></text:p>
      <text:p text:style-name="P35">This will produce the following result −</text:p>
      <text:p text:style-name="P44">[0, 1, 2, 3, 4, 5, 6, 7, 8, 9]</text:p>
      <text:h text:style-name="P50" text:outline-level="2">Array pack Directives</text:h>
      <text:p text:style-name="P31"/>
      <text:p text:style-name="P32">10 – Hash</text:p>
      <text:p text:style-name="P32">Lấy giá trị không tồn tại sẽ trả về giá trị mặc định.</text:p>
      <text:p text:style-name="P42"/>
      <text:p text:style-name="P8">months <text:span text:style-name="T20">=</text:span> <text:span text:style-name="T27">Hash</text:span><text:span text:style-name="T20">.</text:span><text:span text:style-name="T11">new</text:span><text:span text:style-name="T20">(</text:span> <text:span text:style-name="T14">"month"</text:span> <text:span text:style-name="T20">)</text:span></text:p>
      <text:p text:style-name="P45"/>
      <text:p text:style-name="P8">puts <text:span text:style-name="T14">"#{months[0]}"</text:span></text:p>
      <text:p text:style-name="P8">puts <text:span text:style-name="T14">"#{months[72]}"</text:span></text:p>
      <text:p text:style-name="P35">This will produce the following result −</text:p>
      <text:p text:style-name="P44">month</text:p>
      <text:p text:style-name="P3">month</text:p>
      <text:p text:style-name="P32"/>
      <text:p text:style-name="P33"><text:soft-page-break/>Lấy giá trị của khóa</text:p>
      <text:p text:style-name="P43"/>
      <text:p text:style-name="P8">H <text:span text:style-name="T20">=</text:span> <text:span text:style-name="T27">Hash</text:span><text:span text:style-name="T20">[</text:span><text:span text:style-name="T14">"a"</text:span> <text:span text:style-name="T20">=&gt;</text:span> <text:span text:style-name="T22">100</text:span><text:span text:style-name="T20">,</text:span> <text:span text:style-name="T14">"b"</text:span> <text:span text:style-name="T20">=&gt;</text:span> <text:span text:style-name="T22">200</text:span><text:span text:style-name="T20">]</text:span></text:p>
      <text:p text:style-name="P45"/>
      <text:p text:style-name="P8">puts <text:span text:style-name="T14">"#{H['a']}"</text:span></text:p>
      <text:p text:style-name="P8">puts <text:span text:style-name="T14">"#{H['b']}"</text:span></text:p>
      <text:p text:style-name="P35">This will produce the following result −</text:p>
      <text:p text:style-name="P44">100</text:p>
      <text:p text:style-name="P3">200</text:p>
      <text:p text:style-name="P33"><text:tab/></text:p>
      <text:p text:style-name="P34">Lấy key</text:p>
      <text:p text:style-name="P34">&lt;tên hash&gt;.keys</text:p>
      <text:p text:style-name="P34">11 – Date and time </text:p>
      <text:p text:style-name="P34"/>
      <text:p text:style-name="P38"><text:span text:style-name="T11"/></text:p>
      <text:p text:style-name="P45"/>
      <text:p text:style-name="P47">time <text:span text:style-name="T20">=</text:span> <text:span text:style-name="T27">Time</text:span><text:span text:style-name="T20">.</text:span><text:span text:style-name="T11">new</text:span></text:p>
      <text:p text:style-name="P8">puts <text:span text:style-name="T14">"Current Time : "</text:span> <text:span text:style-name="T20">+</text:span> time<text:span text:style-name="T20">.</text:span>inspect</text:p>
      <text:p text:style-name="P8">puts time<text:span text:style-name="T20">.</text:span>year <text:s text:c="3"/><text:span text:style-name="T30"># =&gt; Year of the date </text:span></text:p>
      <text:p text:style-name="P8">puts time<text:span text:style-name="T20">.</text:span>month <text:s text:c="2"/><text:span text:style-name="T30"># =&gt; Month of the date (1 to 12)</text:span></text:p>
      <text:p text:style-name="P8">puts time<text:span text:style-name="T20">.</text:span>day <text:s text:c="4"/><text:span text:style-name="T30"># =&gt; Day of the date (1 to 31 )</text:span></text:p>
      <text:p text:style-name="P8">puts time<text:span text:style-name="T20">.</text:span>wday <text:s text:c="3"/><text:span text:style-name="T30"># =&gt; 0: Day of week: 0 is Sunday</text:span></text:p>
      <text:p text:style-name="P8">puts time<text:span text:style-name="T20">.</text:span>yday <text:s text:c="3"/><text:span text:style-name="T30"># =&gt; 365: Day of year</text:span></text:p>
      <text:p text:style-name="P8">puts time<text:span text:style-name="T20">.</text:span>hour <text:s text:c="3"/><text:span text:style-name="T30"># =&gt; 23: 24-hour clock</text:span></text:p>
      <text:p text:style-name="P8">puts time<text:span text:style-name="T20">.</text:span>min <text:s text:c="4"/><text:span text:style-name="T30"># =&gt; 59</text:span></text:p>
      <text:p text:style-name="P8">puts time<text:span text:style-name="T20">.</text:span>sec <text:s text:c="4"/><text:span text:style-name="T30"># =&gt; 59</text:span></text:p>
      <text:p text:style-name="P8">puts time<text:span text:style-name="T20">.</text:span>usec <text:s text:c="3"/><text:span text:style-name="T30"># =&gt; 999999: microseconds</text:span></text:p>
      <text:p text:style-name="P8">puts time<text:span text:style-name="T20">.</text:span>zone <text:s text:c="3"/><text:span text:style-name="T30"># =&gt; "UTC": timezone name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118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5:05:37.669962087</meta:creation-date>
    <dc:date>2019-01-29T08:48:00.390173547</dc:date>
    <meta:editing-duration>PT29M4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5" meta:paragraph-count="172" meta:word-count="750" meta:character-count="3652" meta:non-whitespace-character-count="2909"/>
  </office:meta>
</office:document-meta>
</file>